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zasem zawodzą nawet najpotężniejsi z herosów. Czasem złoczyńcy nie zdają sobie sprawy z tego, że nieładnie postępują, albo od razu po zdaniu sobie z tego sprawy są przerabiani przez byłych kompanów na ozdoby ogrodowe. Czasem magiczny artefakt, który wystarczy wrzucić do wulkanu, by pokonać Wielkie Zagrożenie, nie istnieje. Czasami zło po prostu wygrywa – tak jak choćby w „Tyranny”, grze RPG z 2016 w rzucie izometrycznym, stworzonej przez Obsidian Entertainment.</text:p>
      <text:p text:style-name="P1"/>
      <text:p text:style-name="P1">Terasy są krainą, która ma wątpliwy zaszczyt bycia ostatnim miejscem pozostającym poza kontrolą Kyros. Sielanka nie trwała długo – gdy zaczyna się gra, podbój już dobiegł końca. Podzielona kraina, która nie była w stanie odłożyć na bok dawnych utarczek i zaszłości, została w końcu podbita po trzech latach brutalnych starć. Sztandary Hegemona powiewają nad miastami, ziemia wciąż nosi ślady krwawych bitew i potężnych Edyktów – potężnej magii, której może używać Kyros, i która pustoszy ogromne <text:s/>połacie terenu aż do wypełnienia konkretnych warunków, a mieszkańcy się przyzwyczajają do okupacji i nowych praw.</text:p>
      <text:p text:style-name="P1"/>
      <text:p text:style-name="P1">Jedną z cech szczególnych Imperium Kyros/Kyrosa (to skomplikowane) jest istnienie grupy Stanowicieli Losu. Ten szczególny zakon, kontrolowany przez archonta sprawiedliwości, Tunona – jednego z najwierniejszych sług hegemona – ma za zadanie dbać o przestrzeganie prawa, interpretując je, w razie konieczności łamiąc oraz wydając (i od razu wykonując) wyroki. Właśnie w jednego ze stanowicieli wcielamy się w Tyranny. W trakcie tworzenia postaci wybieramy jej płeć, pochodzenie, historię życia, parametry, ulubiony rodzaj wyrządzania krzywdy bliźnim oraz – co ważne – jej rolę w podboju. Nasz antybohater brał bardzo aktywny udział w podporządkowywaniu Terasów woli Hegemonii, jest już z tego powodu znany w całej krainie, i wszystkie podjęte przez nas wybory mocno wpłyną na to, z czym zetkniemy się w grze, kto nas będzie lubić, a kto będzie uznawał za demona w ludzkiej skórze. Dla przykładu, jedno z miast może być pod kontrolą różnych frakcji, w zależności od naszego wyboru, a inne można ocalić przed zdewastowaniem w trakcie walk. Tym, co jednak czyni naszą postać najbardziej interesującą, jest to, że w ostatnim roku podboju otrzymuje ona za zadanie odczytanie jednego z trzech edyktów przygotowanych przez Kyros, co zapewnia jej sporą (nie)sławę.</text:p>
      <text:p text:style-name="P1"/>
      <text:p text:style-name="P1">Mimo zakończenia podboju w Terasach jest jednak wciąż niespokojnie. Gdy rozpoczyna się właściwa rozgrywka, w centrum krainy właśnie trwa skazane na klęskę powstanie. Wysłane do jego stłumienia armie – Wzgardzeni, elitarne siły Imperium pod wodzą archonta wojny, Grobowego Ashe’a, oraz Szkarłatny Chór, czyli rozwrzeszczana, chaotyczna horda, która niszczy wszystko na swojej drodze i rekrutuje w swoje szeregi jeńców i „ochotników” – wydają się być bardziej zainteresowane rywalizacją między sobą niż rzeczywistą walką, więc w ramach wsparcia, w rejon zostaje wysłana nasza postać z kolejnym edyktem Kyros – do Dnia Mieczy, jednego ze świąt w Imperium, powstanie ma zostać stłumione albo wszyscy w okolicy zginą, łącznie z archontami, ich wojskami oraz cywilami. Z zablokowanymi drogami oraz edyktem nad głową musimy poradzić sobie z groźbą zagłady. </text:p>
      <text:p text:style-name="P1"/>
      <text:p text:style-name="P1">Główną siłą gry jest liczba wyborów. Już przy tworzeniu postaci decydujemy o losach lokalnych krain, a to zaledwie pierwsze kilka minut gry, zanim jeszcze gracz zobaczy osobiście choćby jedną postać. Wszystko się potem zaczyna nawarstwiać – ta frakcja nas lubi, bo zrobiliśmy tamto, więc teraz pozwoli nam na zrobienie czegoś jeszcze innego, co wpłynie na naszą reputację w kolejnym miejscu. Sporą liczbę zadań daje się wykonać na <text:soft-page-break/>wiele sposobów, często też o ostatecznym wyniku rozmowy czy zadania decydują statystyki postaci, prowadząc do innych wydarzeń. Dzięki temu nie przeszkadza nawet to, że gra nie jest zbyt długa – jedno spokojne przejście zajmuje około 22 godziny gry (jak podaje strona „How long to beat”), a dzięki możliwości wybrania niskiego poziomu trudności oraz przyśpieszenia akcji gry można to jeszcze skrócić. Takie rozwiązanie zachęca do wielokrotnego przechodzenia rozgrywki.</text:p>
      <text:p text:style-name="P1"/>
      <text:p text:style-name="P1">Same jednak wybory nie byłyby w stanie przykuć uwagi gracza, gdyby nie były interesujące – a tu z całą pewnością można powiedzieć, że są. Tyranny, choćby ze względu na oryginalną fabułę oraz świat, wyróżnia się na tle innych gier RPG. W tym świecie, gdzie najbliższy odpowiednik szlachetnych paladynów to Wzgardzeni – czyli elitarny odłam armii, odmawiający rekrutowania kogokolwiek, kto nie urodził się w sercu Imperium i patrzący na tubylców jak na podludzi – a lokalni rebelianci to skłócona banda wyrzutków i przegranych, którzy po prostu odmawiają poddania się ze względu na dumę czy chęć zemsty, wybory nie są zero-jedynkowe. Nie będziemy mieć do czynienia z klikaniem na niebieską opcję dialogową, by zachować się jak aniołek, albo na czerwoną, by być diabłem wcielonym – tutaj wszystko, prędzej czy później, może okazać się prowadzić do katastrofalnych skutków. Każda ze stron ma swoje wady i swoje zalety i – nieważne jak się staramy – prędzej czy później musimy to przyjąć do wiadomości. Czasem różnice polegają głównie na tym, kto konkretnie skończy nabity na pal… choć oczywiście, wiedza, w połączeniu z pozycją stanowiciela, z rzadka potrafi doprowadzić do pozytywnych wyników. Mimo to wybory pozostają na tyle niejednoznaczne, że w pewnej chwili żałowałem, że moja postać nie może, ze względu na sojusz z jedną z frakcji, udusić niewinnego dziecka (które chwilę wcześniej własnoręcznie osierociłem), bo alternatywą było coś o wiele gorszego.</text:p>
      <text:p text:style-name="P1"/>
      <text:p text:style-name="P1">Wspaniale oddano również postacie. W trakcie rozgrywki po prostu czuć respekt przed potężnym i honorowym Ashem, a spotkania z szalonymi Głosami Nerata, archontem tajemnic ze sporą pasją do tortur, budzą na przemian rozbawienie i strach – w zależności od nastroju naszego enigmatycznego rozmówcy. Również postacie z drużyny, którą oddano pod kontrolę naszej postaci, zachwycają – każda z nich ma drugie, a nawet trzecie i czwarte dno, które się odsłania w zależności od tego, co o nas myślą. Pozornie nieszkodliwy i uległy mędrzec Lantry (swoją drogą, najbardziej znienawidzona przez kolegów z zespołu postać) okazuje się mieć kilka nieprzyjemnych tajemnic, archontka Sirin zachowuje się skrajnie inaczej publicznie i prywatnie, i nawet postać wydawałoby się tak płytka jak żądna krwi Zwrotka potrafi zaskoczyć. Postacie drugoplanowe też są całkiem przyjemne – szczególnie w pamięć zapadł mi niejaki Mattias, rebeliant tak zapiekły w swoim dążeniu do obrony swoich rodzinnych ziem, że aż gotów do dołączenia do armii Kyros.</text:p>
      <text:p text:style-name="P1"/>
      <text:p text:style-name="P1">Niestety, Tyranny nie jest w kwestiach fabularnych bez wad. Gra kończy się dość nagle – fabuła ucinana jest w momencie przed, jak mogłoby się wydawać, kulminacją całej historii, a wiele tajemnic i zagadek pozostaje niewyjaśnionych. Do tego z dobrymi zadaniami kontrastuje kilka wyraźnie słabszych, które potrafią skutecznie popsuć immersję gracza lub wręcz wywołać u niego podejrzenie, że jego gra się zbugowała, bo „przecież to niemożliwe, że wyskoczyło mi coś takiego”. Szczególnie dotyczyło to jednego zadania, w którym badanie sprawy morderstwa skończyło się skazaniem winnego na śmierć i egzekucją w trybie doraźnym, za co dostałem natychmiast duży minus do stosunków z mieściną, w której miała miejsce sytuacja. Jako że w opisie sytuacji było wprost napisane, że „społeczeństwo jest zszokowane zamordowaniem bez przyczyny”, to natychmiast wczytałem poprzedni stan gry, <text:soft-page-break/>by poszukać sposobu na wyjaśnienie władzom, co się stało – i odkryłem, że nie mogę. Twórcy nie dodali odpowiedniej opcji. By było zabawniej, wypuszczenie mordercy w zamian za sporą łapówkę nie niosło za sobą żadnych negatywnych efektów. Gro, co ty mi próbujesz przekazać?</text:p>
      <text:p text:style-name="P1"/>
      <text:p text:style-name="P1">Grafika i muzyka pasują do rozgrywki oraz klimatu. Pięknie narysowane tła mają w sobie sporo uroku, nawet jeśli prezentują, na przykład, trawioną wiecznymi płomieniami cytadelę czy miasto rozdarte przez trzęsienia ziemi. Nie podobały mi się chyba tylko wizerunki postaci podczas dialogów – zamiast portretów gra pokazuje je w formie trójwymiarowych postaci. Szczególnie zastanawiający się Tunon budził w tej formie we mnie raczej rozbawienie niż szacunek. </text:p>
      <text:p text:style-name="P1"><text:s/></text:p>
      <text:p text:style-name="P1">Tyranny jest jednym z najciekawszych RPGów, z którymi miałem do czynienia w ostatnich latach. Brutalny, okrutny świat, przełamujący fabularne klisze, ciekawe postacie, multum decyzji oraz fascynująca tematyka grania przydupasem złego lorda – to nie może nie fascynować, chociażby odrobinkę. Nawet w tej chwili, gdy piszę te słowa, planuję przejść tę grę po raz kolejny, tym razem próbując przekonać do siebie podzielone frakcje rebeliantów, by pokazać zarówno Wzgardzonym, jak i Szkarłatnemu Chórowi, że w Terasach pojawił się nowy samiec alfa. Ze swojej strony serdecznie polecam.</text:p>
      <text:p text:style-name="P1"/>
      <text:p text:style-name="P1"/>
      <text:p text:style-name="P1"/>
      <text:p text:style-name="P1"><text:a xlink:type="simple" xlink:href="https://guides.gamepressure.com/gfx/logos/980x360/980_342404734.jpg" text:style-name="Internet_20_link" text:visited-style-name="Visited_20_Internet_20_Link"><text:span text:style-name="T1">https://guides.gamepressure.com/gfx/logos/980x360/980_342404734.jpg</text:span></text:a> – logo</text:p>
      <text:p text:style-name="P1"/>
      <text:p text:style-name="P1"><text:a xlink:type="simple" xlink:href="https://ricohampe.deviantart.com/art/Voices-Of-Nerat-649043603" text:style-name="Internet_20_link" text:visited-style-name="Visited_20_Internet_20_Link"><text:span text:style-name="T1">https://ricohampe.deviantart.com/art/Voices-Of-Nerat-649043603</text:span></text:a> </text:p>
      <text:p text:style-name="P1"><text:a xlink:type="simple" xlink:href="https://www.paradoxplaza.com/dw/image/v2/BBSX_PRD/on/demandware.static/-/Sites-paradox-catalog/default/dw5cff06ac/product-images/Tyranny/ver-ss-008.png?sw=2000&amp;sh=2000&amp;sm=fit" text:style-name="Internet_20_link" text:visited-style-name="Visited_20_Internet_20_Link"><text:span text:style-name="T1">https://www.paradoxplaza.com/dw/image/v2/BBSX_PRD/on/demandware.static/-/Sites-paradox-catalog/default/dw5cff06ac/product-images/Tyranny/ver-ss-008.png?sw=2000&amp;sh=2000&amp;sm=fit</text:span></text:a> </text:p>
      <text:p text:style-name="P1"><text:a xlink:type="simple" xlink:href="http://media1.gameinformer.com/imagefeed/screenshots/Tyranny/11_11_16_07.jpg" text:style-name="Internet_20_link" text:visited-style-name="Visited_20_Internet_20_Link"><text:span text:style-name="T1">http://media1.gameinformer.com/imagefeed/screenshots/Tyranny/11_11_16_07.jpg</text:span>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8-02-25T21:42:38.056000000</dc:date>
    <meta:editing-duration>PT56S</meta:editing-duration>
    <meta:editing-cycles>1</meta:editing-cycles>
    <meta:document-statistic meta:table-count="0" meta:image-count="0" meta:object-count="0" meta:page-count="3" meta:paragraph-count="15" meta:word-count="1285" meta:character-count="9127" meta:non-whitespace-character-count="7824"/>
  </office:meta>
</office:document-meta>
</file>